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Количество потоков</text:p>
          </table:table-cell>
          <table:table-cell office:value-type="string" calcext:value-type="string">
            <text:p>Время ( в милисекундах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72" calcext:value-type="float">
            <text:p>4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7" calcext:value-type="float">
            <text:p>14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72" calcext:value-type="float">
            <text:p>972</text:p>
          </table:table-cell>
        </table:table-row>
      </table:table>
      <table:table table:name="График" table:style-name="ta1">
        <table:shapes>
          <draw:frame draw:z-index="0" draw:style-name="gr1" draw:text-style-name="P1" svg:width="15.999cm" svg:height="8.999cm" svg:x="2.359cm" svg:y="0.1cm">
            <draw:object draw:notify-on-update-of-ranges="Лист1.A1:Лист1.A1 Лист1.A2:Лист1.A12 Лист1.B1:Лист1.B1 Лист1.B2:Лист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.00.0000</text:date>, <text:time style:data-style-name="N2" text:time-value="18:17:55.94136551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0T17:20:27.962767165</meta:creation-date>
    <dc:date>2025-02-10T18:24:04.749437660</dc:date>
    <meta:editing-duration>PT14M10S</meta:editing-duration>
    <meta:editing-cycles>3</meta:editing-cycles>
    <meta:generator>LibreOffice/25.2.0.3$Linux_X86_64 LibreOffice_project/e1cf4a87eb02d755bce1a01209907ea5ddc8f069</meta:generator>
    <meta:document-statistic meta:table-count="2" meta:cell-count="2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62cm" svg:y="4.201cm" style:legend-expansion="high" chart:style-name="ch2"/>
        <chart:plot-area chart:style-name="ch3" svg:x="0.32cm" svg:y="0.18cm" svg:width="10.022cm" svg:height="8.64cm">
          <chart:coordinate-region svg:x="1.336cm" svg:y="0.379cm" svg:width="8.813cm" svg:height="7.794cm"/>
          <chart:axis chart:dimension="x" chart:name="primary-x" chart:style-name="ch4" chartooo:axis-type="auto">
            <chartooo:date-scale/>
            <chart:categories table:cell-range-address="Лист1.A2:Лист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2" chart:label-cell-address="Лист1.B1:Лист1.B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ремя ( в милисекундах)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Лист1.A2:Лист1.A12</svg:desc>
                </draw:g>
              </table:table-cell>
              <table:table-cell office:value-type="float" office:value="4172">
                <text:p>4172</text:p>
                <draw:g>
                  <svg:desc>Лист1.B2:Лист1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86">
                <text:p>10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972">
                <text:p>9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